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start="Arrowheads_20_1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Helvetica" style:font-family-generic="swiss" fo:font-size="10pt" style:font-size-asian="10pt" style:font-size-complex="10pt"/>
    </style:style>
    <style:style style:name="P3" style:family="paragraph">
      <style:text-properties fo:font-family="Helvetica" style:font-family-generic="swiss" fo:font-size="9pt" style:font-size-asian="9pt" style:font-size-complex="9pt"/>
    </style:style>
    <style:style style:name="T1" style:family="text">
      <style:text-properties fo:font-family="Helvetica" style:font-family-generic="swiss" fo:font-size="10pt" style:font-size-asian="10pt" style:font-size-complex="10pt"/>
    </style:style>
    <style:style style:name="T2" style:family="text">
      <style:text-properties fo:font-family="Helvetica" style:font-family-generic="swiss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4cm" svg:height="0.63cm" svg:x="10.399cm" svg:y="6.847cm">
          <text:p text:style-name="P1"><text:span text:style-name="T1">Threa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1.947cm" svg:height="0.63cm" svg:x="12.99cm" svg:y="6.847cm">
          <text:p text:style-name="P1"><text:span text:style-name="T1">Schedu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2.787cm" svg:height="0.63cm" svg:x="15.868cm" svg:y="6.847cm">
          <text:p text:style-name="P1"><text:span text:style-name="T1">Scheduling_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2.364cm" svg:height="0.63cm" svg:x="16.079cm" svg:y="8.072cm">
          <text:p text:style-name="P1"><text:span text:style-name="T1">Ordered_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1.202cm" svg:height="0.63cm" svg:x="16.66cm" svg:y="9.417cm">
          <text:p text:style-name="P1"><text:span text:style-name="T1">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1.449cm" svg:height="0.63cm" svg:x="11.769cm" svg:y="8.025cm">
          <text:p text:style-name="P1"><text:span text:style-name="T1">Criter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1.077cm" svg:height="0.63cm" svg:x="10.155cm" svg:y="9.369cm">
          <text:p text:style-name="P1"><text:span text:style-name="T1">FC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1.077cm" svg:height="0.63cm" svg:x="11.409cm" svg:y="9.369cm">
          <text:p text:style-name="P1"><text:span text:style-name="T1">ED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1.324cm" svg:height="0.63cm" svg:x="13.792cm" svg:y="9.369cm">
          <text:p text:style-name="P1"><text:span text:style-name="T1">Priority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.799cm" svg:y1="7.162cm" svg:x2="12.99cm" svg:y2="7.162cm" draw:start-shape="id1" draw:start-glue-point="1" draw:end-shape="id2" draw:end-glue-point="3" svg:d="m11799 7162h1191">
          <text:p/>
        </draw:connector>
        <draw:connector draw:style-name="gr3" draw:text-style-name="P1" draw:layer="layout" svg:x1="12.493cm" svg:y1="8.025cm" svg:x2="12.493cm" svg:y2="7.194cm" draw:start-shape="id3" draw:start-glue-point="0" draw:end-shape="id4" draw:end-glue-point="2" svg:d="m12493 8025v-831">
          <text:p/>
        </draw:connector>
        <draw:custom-shape draw:style-name="gr4" draw:text-style-name="P2" draw:layer="layout" svg:width="1.077cm" svg:height="0.63cm" svg:x="12.562cm" svg:y="9.369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0.125cm" svg:x1="12.493cm" svg:y1="8.655cm" svg:x2="11.947cm" svg:y2="9.369cm" draw:start-shape="id3" draw:start-glue-point="2" draw:end-shape="id5" draw:end-glue-point="0" svg:d="m12493 8655v482h-546v232">
          <text:p/>
        </draw:connector>
        <draw:connector draw:style-name="gr5" draw:text-style-name="P1" draw:layer="layout" draw:line-skew="-1.39cm 1.054cm 0.292cm" svg:x1="12.493cm" svg:y1="8.655cm" svg:x2="10.693cm" svg:y2="9.369cm" draw:start-shape="id3" draw:start-glue-point="2" draw:end-shape="id6" draw:end-glue-point="0" svg:d="m12493 8655v480h-1811v0h11v234">
          <text:p/>
        </draw:connector>
        <draw:connector draw:style-name="gr5" draw:text-style-name="P1" draw:layer="layout" draw:line-skew="-1.38cm -1.194cm 0.282cm" svg:x1="12.493cm" svg:y1="8.655cm" svg:x2="14.454cm" svg:y2="9.369cm" draw:start-shape="id3" draw:start-glue-point="2" draw:end-shape="id7" draw:end-glue-point="0" svg:d="m12493 8655v490h1955v-20h6v244">
          <text:p/>
        </draw:connector>
        <draw:connector draw:style-name="gr5" draw:text-style-name="P1" draw:layer="layout" svg:x1="15.868cm" svg:y1="7.162cm" svg:x2="14.937cm" svg:y2="7.162cm" draw:start-shape="id8" draw:start-glue-point="3" draw:end-shape="id2" draw:end-glue-point="1" svg:d="m15868 7162h-931">
          <text:p/>
        </draw:connector>
        <draw:connector draw:style-name="gr5" draw:text-style-name="P1" draw:layer="layout" svg:x1="17.261cm" svg:y1="8.072cm" svg:x2="17.261cm" svg:y2="7.477cm" draw:start-shape="id9" draw:start-glue-point="0" draw:end-shape="id8" draw:end-glue-point="2" svg:d="m17261 8072v-595">
          <text:p/>
        </draw:connector>
        <draw:connector draw:style-name="gr5" draw:text-style-name="P1" draw:layer="layout" svg:x1="17.261cm" svg:y1="9.417cm" svg:x2="17.261cm" svg:y2="8.702cm" draw:start-shape="id10" draw:start-glue-point="0" draw:end-shape="id9" draw:end-glue-point="2" svg:d="m17261 9417v-715">
          <text:p/>
        </draw:connector>
        <draw:custom-shape draw:style-name="gr6" draw:text-style-name="P1" draw:id="id4" draw:layer="layout" svg:width="0.335cm" svg:height="0.267cm" svg:x="12.326cm" svg:y="6.927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0.959cm" svg:height="0.649cm" svg:x="11.605cm" svg:y="6.629cm">
          <draw:text-box>
            <text:p><text:span text:style-name="T2">1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357 1440" svg:d="m703 300-500 1001h1001zm-1204 139 703-1440v0l654 144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ago Mück</meta:initial-creator>
    <meta:creation-date>2011-01-28T14:48:19</meta:creation-date>
    <dc:date>2011-12-02T12:33:05</dc:date>
    <meta:editing-duration>PT05H18M53S</meta:editing-duration>
    <meta:editing-cycles>58</meta:editing-cycles>
    <meta:generator>OpenOffice.org/3.1$Unix OpenOffice.org_project/310m19$Build-9420</meta:generator>
    <meta:print-date>2011-08-20T15:00:02</meta:print-date>
    <dc:creator>Tiago Mück</dc:cre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